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d0d" officeooo:paragraph-rsid="0003bd0d"/>
    </style:style>
    <style:style style:name="P2" style:family="paragraph" style:parent-style-name="Standard">
      <style:text-properties officeooo:rsid="0003bd0d" officeooo:paragraph-rsid="0003bd0d"/>
    </style:style>
    <style:style style:name="P3" style:family="paragraph" style:parent-style-name="Table_20_Contents">
      <style:text-properties officeooo:rsid="00058e47" officeooo:paragraph-rsid="00058e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file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Fb,kklbn,kvbm v <text:s/>kb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18:39:47.519047091</meta:creation-date>
    <dc:date>2021-02-15T15:53:10.909509699</dc:date>
    <meta:editing-duration>PT1M15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2" meta:word-count="5" meta:character-count="32" meta:non-whitespace-character-count="28"/>
  </office:meta>
</office:document-meta>
</file>